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3" style:family="paragraph" style:parent-style-name="Standard" style:list-style-name="L2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4" style:family="paragraph" style:parent-style-name="Standard" style:list-style-name="L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5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6" style:family="paragraph" style:parent-style-name="Standard" style:list-style-name="L8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7" style:family="paragraph" style:parent-style-name="Standard" style:list-style-name="L9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8" style:family="paragraph" style:parent-style-name="Standard" style:list-style-name="L1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9" style:family="paragraph" style:parent-style-name="Standard" style:list-style-name="L1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0" style:family="paragraph" style:parent-style-name="Standard" style:list-style-name="L1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1" style:family="paragraph" style:parent-style-name="Standard" style:list-style-name="L18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2" style:family="paragraph" style:parent-style-name="Standard" style:list-style-name="L19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13" style:family="paragraph" style:parent-style-name="Standard" style:list-style-name="L20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4" style:family="paragraph" style:parent-style-name="Standard" style:list-style-name="L1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5" style:family="paragraph" style:parent-style-name="Standard" style:list-style-name="L15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6" style:family="paragraph" style:parent-style-name="Standard">
      <style:text-properties style:font-name="ArialMT1" fo:font-size="24pt" style:font-size-asian="24pt" style:font-size-complex="24pt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style:font-size-asian="24pt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ArialMT1" fo:font-size="24pt" style:font-size-asian="24pt" style:font-size-complex="24pt"/>
    </style:style>
    <style:style style:name="P20" style:family="paragraph" style:parent-style-name="Standard">
      <style:text-properties style:font-name="ArialMT1" fo:font-size="24pt" officeooo:paragraph-rsid="001700df" style:font-size-asian="24pt" style:font-size-complex="24pt"/>
    </style:style>
    <style:style style:name="P21" style:family="paragraph" style:parent-style-name="Standard" style:list-style-name="L4">
      <style:text-properties style:font-name="ArialMT1" fo:font-size="24pt" officeooo:paragraph-rsid="001700df" style:font-size-asian="24pt" style:font-size-complex="24pt"/>
    </style:style>
    <style:style style:name="P22" style:family="paragraph" style:parent-style-name="Standard" style:list-style-name="L8">
      <style:text-properties style:font-name="ArialMT1" fo:font-size="24pt" style:font-size-asian="24pt" style:font-size-complex="24pt"/>
    </style:style>
    <style:style style:name="P23" style:family="paragraph" style:parent-style-name="Standard" style:list-style-name="L11">
      <style:text-properties style:font-name="ArialMT1" fo:font-size="24pt" style:font-size-asian="24pt" style:font-size-complex="24pt"/>
    </style:style>
    <style:style style:name="P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rsid="001700df" officeooo:paragraph-rsid="001700df" style:font-size-asian="24pt" style:font-size-complex="24pt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28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29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30" style:family="paragraph" style:parent-style-name="Standard" style:list-style-name="L6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31" style:family="paragraph" style:parent-style-name="Standard" style:list-style-name="L7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32" style:family="paragraph" style:parent-style-name="Standard" style:list-style-name="L8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33" style:family="paragraph" style:parent-style-name="Standard" style:list-style-name="L8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34" style:family="paragraph" style:parent-style-name="Standard" style:list-style-name="L10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35" style:family="paragraph" style:parent-style-name="Standard" style:list-style-name="L10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36" style:family="paragraph" style:parent-style-name="Standard" style:list-style-name="L12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37" style:family="paragraph" style:parent-style-name="Standard" style:list-style-name="L12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38" style:family="paragraph" style:parent-style-name="Standard" style:list-style-name="L1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39" style:family="paragraph" style:parent-style-name="Standard" style:list-style-name="L15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40" style:family="paragraph" style:parent-style-name="Standard" style:list-style-name="L16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41" style:family="paragraph" style:parent-style-name="Standard" style:list-style-name="L17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42" style:family="paragraph" style:parent-style-name="Standard" style:list-style-name="L17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43" style:family="paragraph" style:parent-style-name="Standard" style:list-style-name="L18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700df" fo:background-color="#729fcf" style:font-size-asian="24pt" style:font-size-complex="24pt"/>
    </style:style>
    <style:style style:name="P44" style:family="paragraph" style:parent-style-name="Standard" style:list-style-name="L19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45" style:family="paragraph" style:parent-style-name="Standard" style:list-style-name="L20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46" style:family="paragraph" style:parent-style-name="Standard" style:list-style-name="L2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background-color="#729fcf" style:font-size-asian="24pt" style:font-size-complex="24pt"/>
    </style:style>
    <style:style style:name="P47" style:family="paragraph" style:parent-style-name="Standard">
      <style:text-properties style:font-name="ArialMT1" fo:font-size="24pt" fo:background-color="#729fcf" style:font-size-asian="24pt" style:font-size-complex="24pt"/>
    </style:style>
    <style:style style:name="P48" style:family="paragraph" style:parent-style-name="Standard" style:list-style-name="L4">
      <style:text-properties style:font-name="ArialMT1" fo:font-size="24pt" officeooo:paragraph-rsid="001700df" fo:background-color="#729fcf" style:font-size-asian="24pt" style:font-size-complex="24pt"/>
    </style:style>
    <style:style style:name="P49" style:family="paragraph" style:parent-style-name="Standard" style:list-style-name="L8">
      <style:text-properties style:font-name="ArialMT1" fo:font-size="24pt" fo:background-color="#729fcf" style:font-size-asian="24pt" style:font-size-complex="24pt"/>
    </style:style>
    <style:style style:name="P50" style:family="paragraph" style:parent-style-name="Standard" style:list-style-name="L9">
      <style:text-properties style:font-name="ArialMT1" fo:font-size="24pt" fo:background-color="#729fcf" style:font-size-asian="24pt" style:font-size-complex="24pt"/>
    </style:style>
    <style:style style:name="P51" style:family="paragraph" style:parent-style-name="Standard" style:list-style-name="L10">
      <style:text-properties style:font-name="ArialMT1" fo:font-size="24pt" fo:background-color="#729fcf" style:font-size-asian="24pt" style:font-size-complex="24pt"/>
    </style:style>
    <style:style style:name="P52" style:family="paragraph" style:parent-style-name="Standard" style:list-style-name="L11">
      <style:text-properties style:font-name="ArialMT1" fo:font-size="24pt" fo:background-color="#729fcf" style:font-size-asian="24pt" style:font-size-complex="24pt"/>
    </style:style>
    <style:style style:name="P53" style:family="paragraph" style:parent-style-name="Standard">
      <style:text-properties style:font-name="ArialMT1" fo:font-size="24pt" fo:background-color="#729fcf" style:font-size-asian="24pt" style:font-size-complex="24pt"/>
    </style:style>
    <style:style style:name="P54" style:family="paragraph" style:parent-style-name="Standard" style:list-style-name="L4">
      <style:text-properties style:font-name="ArialMT1" fo:font-size="24pt" officeooo:paragraph-rsid="001700df" fo:background-color="#729fcf" style:font-size-asian="24pt" style:font-size-complex="24pt"/>
    </style:style>
    <style:style style:name="P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style:font-size-asian="24pt" style:font-weight-asian="normal" style:font-size-complex="24pt" style:font-weight-complex="normal"/>
    </style:style>
    <style:style style:name="P56" style:family="paragraph" style:parent-style-name="Standard" style:list-style-name="L2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style:font-size-asian="24pt" style:font-weight-asian="normal" style:font-size-complex="24pt" style:font-weight-complex="normal"/>
    </style:style>
    <style:style style:name="P57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officeooo:paragraph-rsid="001700df" style:font-size-asian="24pt" style:font-weight-asian="normal" style:font-size-complex="24pt" style:font-weight-complex="normal"/>
    </style:style>
    <style:style style:name="P5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fo:background-color="#729fcf" style:font-size-asian="24pt" style:font-weight-asian="normal" style:font-size-complex="24pt" style:font-weight-complex="normal"/>
    </style:style>
    <style:style style:name="P59" style:family="paragraph" style:parent-style-name="Standard" style:list-style-name="L1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fo:background-color="#729fcf" style:font-size-asian="24pt" style:font-weight-asian="normal" style:font-size-complex="24pt" style:font-weight-complex="normal"/>
    </style:style>
    <style:style style:name="P60" style:family="paragraph" style:parent-style-name="Standard" style:list-style-name="L1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officeooo:paragraph-rsid="001700df" fo:background-color="#729fcf" style:font-size-asian="24pt" style:font-weight-asian="normal" style:font-size-complex="24pt" style:font-weight-complex="normal"/>
    </style:style>
    <style:style style:name="P61" style:family="paragraph" style:parent-style-name="Standard" style:list-style-name="L2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fo:background-color="#729fcf" style:font-size-asian="24pt" style:font-weight-asian="normal" style:font-size-complex="24pt" style:font-weight-complex="normal"/>
    </style:style>
    <style:style style:name="P62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18pt" officeooo:paragraph-rsid="001700df" style:font-size-asian="18pt" style:font-size-complex="18pt"/>
    </style:style>
    <style:style style:name="P63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18pt" officeooo:paragraph-rsid="001700df" fo:background-color="#729fcf" style:font-size-asian="18pt" style:font-size-complex="18pt"/>
    </style:style>
    <style:style style:name="P64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style:font-size-asian="24pt" style:font-size-complex="24pt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ArialMT1" fo:font-size="24pt" style:font-size-asian="24pt" style:font-size-complex="24pt"/>
    </style:style>
    <style:style style:name="P66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background-color="#729fcf" style:font-size-asian="24pt" style:font-size-complex="24pt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ArialMT1" fo:font-size="24pt" fo:background-color="#729fcf" style:font-size-asian="24pt" style:font-size-complex="24pt"/>
    </style:style>
    <style:style style:name="P68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background-color="#729fcf" style:font-size-asian="24pt" style:font-size-complex="24pt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font-name="ArialMT1" fo:font-size="24pt" fo:background-color="#729fcf" style:font-size-asian="24pt" style:font-size-complex="24pt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style:font-name="ArialMT1" fo:font-size="24pt" fo:font-weight="normal" style:font-size-asian="24pt" style:font-weight-asian="normal" style:font-size-complex="24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ArialMT1" fo:font-size="24pt" fo:font-weight="normal" fo:background-color="#729fcf" style:font-size-asian="24pt" style:font-weight-asian="normal" style:font-size-complex="24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font-name="ArialMT1" fo:font-size="24pt" fo:font-weight="normal" fo:background-color="#729fcf" style:font-size-asian="24pt" style:font-weight-asian="normal" style:font-size-complex="24pt" style:font-weight-complex="normal"/>
    </style:style>
    <style:style style:name="T1" style:family="text">
      <style:text-properties fo:color="#154a91" loext:opacity="100%" style:font-name="ArialMT" fo:font-size="36pt" style:font-size-asian="36pt"/>
    </style:style>
    <style:style style:name="T2" style:family="text">
      <style:text-properties fo:color="#154a91" loext:opacity="100%" style:font-name="Helvetica" fo:font-size="36pt" style:font-size-asian="36pt"/>
    </style:style>
    <style:style style:name="T3" style:family="text">
      <style:text-properties fo:color="#154a91" loext:opacity="100%"/>
    </style:style>
    <style:style style:name="T4" style:family="text">
      <style:text-properties fo:color="#154a91" loext:opacity="100%" fo:font-weight="normal" style:font-weight-asian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ArialMT" fo:font-size="24pt" style:font-size-asian="24pt"/>
    </style:style>
    <style:style style:name="T7" style:family="text">
      <style:text-properties fo:color="#000000" loext:opacity="100%" style:font-name="ArialMT" fo:font-size="24pt" fo:font-weight="normal" style:font-size-asian="24pt" style:font-weight-asian="normal"/>
    </style:style>
    <style:style style:name="T8" style:family="text">
      <style:text-properties fo:color="#000000" loext:opacity="100%" style:font-name="ArialMT" fo:font-size="28pt" style:font-size-asian="28pt"/>
    </style:style>
    <style:style style:name="T9" style:family="text">
      <style:text-properties fo:color="#000000" loext:opacity="100%" style:font-name="ArialMT" fo:font-size="18pt" style:font-size-asian="18pt"/>
    </style:style>
    <style:style style:name="T10" style:family="text">
      <style:text-properties fo:color="#000000" loext:opacity="100%" style:font-name="ArialMT" fo:font-size="16pt" style:font-size-asian="16pt"/>
    </style:style>
    <style:style style:name="T11" style:family="text">
      <style:text-properties fo:color="#000000" loext:opacity="100%" style:font-name="ArialMT" fo:font-size="19.5pt" style:font-size-asian="19.5pt"/>
    </style:style>
    <style:style style:name="T12" style:family="text">
      <style:text-properties fo:color="#000000" loext:opacity="100%" style:font-name="ArialMT" fo:font-size="19.5pt" fo:font-weight="normal" style:font-size-asian="19.5pt" style:font-weight-asian="normal"/>
    </style:style>
    <style:style style:name="T13" style:family="text">
      <style:text-properties fo:color="#000000" loext:opacity="100%" style:font-name="Arial-BoldMT" fo:font-size="24pt" fo:font-weight="bold" style:font-size-asian="24pt" style:font-weight-asian="bold"/>
    </style:style>
    <style:style style:name="T14" style:family="text">
      <style:text-properties fo:color="#000000" loext:opacity="100%" style:font-name="Arial-BoldMT" fo:font-size="18pt" fo:font-weight="bold" style:font-size-asian="18pt" style:font-weight-asian="bold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weight="bold" style:font-weight-asian="bold"/>
    </style:style>
    <style:style style:name="T17" style:family="text">
      <style:text-properties fo:color="#000000" loext:opacity="100%" fo:font-weight="bold" style:font-weight-asian="bold"/>
    </style:style>
    <style:style style:name="T18" style:family="text">
      <style:text-properties fo:color="#000000" loext:opacity="100%" fo:font-weight="bold" officeooo:rsid="001700df" style:font-weight-asian="bold"/>
    </style:style>
    <style:style style:name="T19" style:family="text">
      <style:text-properties fo:color="#000000" loext:opacity="100%" fo:font-weight="bold" fo:background-color="#729fcf" loext:char-shading-value="0" style:font-weight-asian="bold" style:font-weight-complex="bold"/>
    </style:style>
    <style:style style:name="T20" style:family="text">
      <style:text-properties fo:color="#000000" loext:opacity="100%" fo:font-weight="bold" fo:background-color="#729fcf" loext:char-shading-value="0" style:font-weight-asian="bold"/>
    </style:style>
    <style:style style:name="T21" style:family="text">
      <style:text-properties fo:color="#000000" loext:opacity="100%" fo:font-weight="bold" officeooo:rsid="001700df" fo:background-color="#729fcf" loext:char-shading-value="0" style:font-weight-asian="bold"/>
    </style:style>
    <style:style style:name="T22" style:family="text">
      <style:text-properties fo:color="#000000" loext:opacity="100%" fo:font-weight="normal" style:font-weight-asian="normal"/>
    </style:style>
    <style:style style:name="T23" style:family="text">
      <style:text-properties fo:color="#000000" loext:opacity="100%" fo:font-weight="normal" style:font-weight-asian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normal" officeooo:rsid="001700df" style:font-weight-asian="normal"/>
    </style:style>
    <style:style style:name="T26" style:family="text">
      <style:text-properties fo:color="#000000" loext:opacity="100%" fo:font-weight="normal" officeooo:rsid="001700df" style:font-weight-asian="normal"/>
    </style:style>
    <style:style style:name="T27" style:family="text">
      <style:text-properties fo:color="#000000" loext:opacity="100%" fo:font-weight="normal" fo:background-color="#729fcf" loext:char-shading-value="0" style:font-weight-asian="normal"/>
    </style:style>
    <style:style style:name="T28" style:family="text">
      <style:text-properties fo:color="#000000" loext:opacity="100%" fo:font-weight="normal" fo:background-color="#729fcf" loext:char-shading-value="0" style:font-weight-asian="normal" style:font-weight-complex="normal"/>
    </style:style>
    <style:style style:name="T29" style:family="text">
      <style:text-properties fo:color="#000000" loext:opacity="100%" fo:font-weight="normal" officeooo:rsid="001700df" fo:background-color="#729fcf" loext:char-shading-value="0" style:font-weight-asian="normal" style:font-weight-complex="normal"/>
    </style:style>
    <style:style style:name="T30" style:family="text">
      <style:text-properties fo:color="#000000" loext:opacity="100%" fo:font-weight="normal" officeooo:rsid="001700df" fo:background-color="#729fcf" loext:char-shading-value="0" style:font-weight-asian="normal"/>
    </style:style>
    <style:style style:name="T31" style:family="text">
      <style:text-properties fo:color="#000000" loext:opacity="100%" officeooo:rsid="001700df"/>
    </style:style>
    <style:style style:name="T32" style:family="text">
      <style:text-properties fo:color="#000000" loext:opacity="100%" officeooo:rsid="001700df"/>
    </style:style>
    <style:style style:name="T33" style:family="text">
      <style:text-properties fo:color="#000000" loext:opacity="100%" officeooo:rsid="001700df" fo:background-color="#729fcf" loext:char-shading-value="0"/>
    </style:style>
    <style:style style:name="T34" style:family="text">
      <style:text-properties fo:color="#000000" loext:opacity="100%" fo:background-color="#729fcf" loext:char-shading-value="0"/>
    </style:style>
    <style:style style:name="T35" style:family="text">
      <style:text-properties fo:font-weight="normal" style:font-weight-asian="normal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/>
    </style:style>
    <style:style style:name="T39" style:family="text">
      <style:text-properties fo:color="#3a509c" loext:opacity="100%"/>
    </style:style>
    <style:style style:name="T40" style:family="text">
      <style:text-properties fo:color="#3a509c" loext:opacity="100%" style:font-name="Helvetica" fo:font-size="24pt" style:font-size-asian="24pt"/>
    </style:style>
    <style:style style:name="T41" style:family="text">
      <style:text-properties fo:color="#3a509c" loext:opacity="100%" style:font-name="ArialMT" fo:font-size="18pt" style:font-size-asian="18pt"/>
    </style:style>
    <style:style style:name="T42" style:family="text">
      <style:text-properties fo:color="#3a509c" loext:opacity="100%"/>
    </style:style>
    <style:style style:name="T43" style:family="text">
      <style:text-properties fo:color="#3a509c" loext:opacity="100%" fo:font-weight="normal" style:font-weight-asian="normal"/>
    </style:style>
    <style:style style:name="T44" style:family="text">
      <style:text-properties fo:color="#3a509c" loext:opacity="100%" fo:font-weight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 loext:marker-style-name="T1">Lightning Aura Component</text:p>
      <text:p text:style-name="P25" loext:marker-style-name="T6"><text:span text:style-name="T5">Lightning Component è un framework UI per lo sviluppo di applicazioni a pagina singola per dispositivi mobili e desktop.</text:span></text:p>
      <text:p text:style-name="P1" loext:marker-style-name="T6"><text:span text:style-name="T33">L’Interfaccia </text:span><text:span text:style-name="T34">Lightning include LightningComponentFramework</text:span><text:span text:style-name="T5"> e <text:s/>strumenti per gli sviluppatori.</text:span></text:p>
      <text:p text:style-name="P25" loext:marker-style-name="T6"><text:span text:style-name="T5">Lightning semplifica la creazione di applicazioni reattive per qualsiasi dispositivo.</text:span></text:p>
      <text:p text:style-name="P18" loext:marker-style-name="T7"><text:span text:style-name="T24">Lightning Experience</text:span><text:span text:style-name="T16"> </text:span></text:p>
      <text:p text:style-name="P2" loext:marker-style-name="T7"><text:span text:style-name="T24">Lightning Experience </text:span><text:span text:style-name="T22">nasce al fine di reinventare l'ambiente desktop per supportare meglio i processi aziendali.</text:span></text:p>
      <text:p text:style-name="P1" loext:marker-style-name="T6"><text:span text:style-name="T22">Il risultato </text:span><text:span text:style-name="T5">è un'interfaccia intuitiva e intelligente che aiuta i team di vendita e di assistenza a lavorare in modo più naturale e produttivo.</text:span></text:p>
      <text:p text:style-name="P1" loext:marker-style-name="T7"><text:span text:style-name="T22">Quando si parla di </text:span><text:span text:style-name="T24">Lightning Experience</text:span><text:span text:style-name="T22">, si parla di pagine di Salesforce ottimizzate per il team di vendita e assistenza.</text:span></text:p>
      <text:p text:style-name="P65"><text:span text:style-name="T35">Lightning Experience: Opportunities</text:span></text:p>
      <text:p text:style-name="P1" loext:marker-style-name="T6"><text:span text:style-name="T22">Per Opportunity Workspace, </text:span><text:span text:style-name="T5">è stato preso il processo di vendita ed è stato inserito in uno spazio di lavoro ottimizzato per l'azione, progettato per aiutare i rappresentanti a </text:span><text:soft-page-break/><text:span text:style-name="T5">lavorare più velocemente e in modo più intelligente.</text:span></text:p>
      <text:p text:style-name="P1" loext:marker-style-name="T7"><text:span text:style-name="T22">Questo </text:span><text:span text:style-name="T24">Workspace</text:span><text:span text:style-name="T22">, oltre a visualizzare sia le proprie opportunità di vendita che altre, è stato realizzato per favorire il processo di vendita e quindi velocizzare il lavoro ed è una funzione disponibile solo in </text:span><text:span text:style-name="T24">Lightning Experience.</text:span></text:p>
      <text:p text:style-name="P67"><text:span text:style-name="T35">Lightning components</text:span></text:p>
      <text:p text:style-name="P1" loext:marker-style-name="T6"><text:span text:style-name="T27">Gli elementi che compongono Lightning Experience sono </text:span><text:span text:style-name="T34">componenti Lightning, sono riutilizzabili nell'intera interfaccia,quindi è facile includere solo ciò che è necessario tramite il </text:span><text:span text:style-name="T19">Lightning App Builder.</text:span></text:p>
      <text:p text:style-name="P1" loext:marker-style-name="T6"><text:span text:style-name="T22">Gli amministratori possono aggiungere, rimuovere e riordinare </text:span><text:span text:style-name="T5">i componenti sulla home page, o comporre le pagine con</text:span></text:p>
      <text:p text:style-name="P16"><text:span text:style-name="T5">facilità attraverso il drag’n’drop.</text:span></text:p>
      <text:p text:style-name="P65"><text:span text:style-name="T35">Lightning Experience: Developers</text:span></text:p>
      <text:p text:style-name="P1" loext:marker-style-name="T6"><text:span text:style-name="T22">I Developers, hanno la possibilit</text:span><text:span text:style-name="T5">à di creare componenti personalizzati di Lightning utilizzando i blocchi predefiniti inclusi nel framework.</text:span></text:p>
      <text:p text:style-name="P57" loext:marker-style-name="T7"><text:span text:style-name="T5">Salesforce Lightning Design System</text:span></text:p>
      <text:p text:style-name="P1" loext:marker-style-name="T7"><text:soft-page-break/><text:span text:style-name="T28">Salesforce Lightning Design System</text:span><text:span text:style-name="T20"> </text:span><text:span text:style-name="T27">è una libreria di stili completa, in modo che gli sviluppatori non debbano scrivere il</text:span></text:p>
      <text:p text:style-name="P47"><text:span text:style-name="T22">proprio codice HTML o CSS.</text:span></text:p>
      <text:p text:style-name="P65"><text:span text:style-name="T35">Lightning Experience: Data Service</text:span></text:p>
      <text:p text:style-name="P1" loext:marker-style-name="T7"><text:span text:style-name="T28">Lightning Data Service </text:span><text:span text:style-name="T27">consolida il codice di accesso ai dati in componenti riutilizzabili,</text:span><text:span text:style-name="T22"> </text:span><text:span text:style-name="T27">eliminando la necessità di scrivere il codice del controller, velocizzando la programmazione</text:span><text:span text:style-name="T22"> e riducendo il tempo circa le prestazioni e test di qualità.</text:span></text:p>
      <text:p text:style-name="P65"><text:span text:style-name="T35">Domain</text:span></text:p>
      <text:p text:style-name="P1" loext:marker-style-name="T6"><text:span text:style-name="T27">È necessario</text:span><text:span text:style-name="T22"> distribuire </text:span><text:span text:style-name="T27">il dominio personalizzato</text:span><text:span text:style-name="T22"> </text:span><text:span text:style-name="T5">nell'organizzazione </text:span><text:span text:style-name="T34">se si desidera utilizzare i componenti di</text:span></text:p>
      <text:p text:style-name="P1" loext:marker-style-name="T7"><text:span text:style-name="T28">Lightning tabs </text:span><text:span text:style-name="T29">e</text:span><text:span text:style-name="T28"> Lightning pages</text:span><text:span text:style-name="T27"> come app autonome</text:span><text:span text:style-name="T22">, azioni e sostituzioni di azioni, modelli personalizzati di Lightning o altrove nell'organizzazione.</text:span></text:p>
      <text:p text:style-name="P67"><text:span text:style-name="T35">Aura Components</text:span></text:p>
      <text:p text:style-name="P1" loext:marker-style-name="T6"><text:span text:style-name="T22">Il suo vantaggio </text:span><text:span text:style-name="T34">è</text:span><text:span text:style-name="T5"> un set di componenti pronti all'uso,</text:span><text:span text:style-name="T34">un'architettura basata sugli eventi e un framework ottimizzato per le prestazioni.</text:span></text:p>
      <text:p text:style-name="P1" loext:marker-style-name="T6"><text:span text:style-name="T22">Questo vantaggio </text:span><text:span text:style-name="T5">è dato dai componenti Aura, che </text:span><text:span text:style-name="T34">sono dei componenti riutilizzabili e </text:span><text:soft-page-break/><text:span text:style-name="T34">componibili</text:span><text:span text:style-name="T5">, in quanto </text:span><text:span text:style-name="T34">un componente può contenere altri componenti, nonché HTML,</text:span></text:p>
      <text:p text:style-name="P25" loext:marker-style-name="T6"><text:span text:style-name="T5">CSS, JavaScript o qualsiasi altro codice abilitato per il Web.</text:span><text:span text:style-name="T5"/></text:p>
      <text:p text:style-name="P16"><text:span text:style-name="T5">Ciò consente di creare App con interfacce utente sofisticate.</text:span></text:p>
      <text:p text:style-name="P1" loext:marker-style-name="T6"><text:span text:style-name="T25">I D</text:span><text:span text:style-name="T22">ettagli dell'implementazione di un componente sono </text:span><text:span text:style-name="T5">incapsulati.</text:span></text:p>
      <text:p text:style-name="P1" loext:marker-style-name="T6"><text:span text:style-name="T5">Ciò consente al consumatore di un componente di concentrarsi sulla creazione della propria app, mentre l'autore del componente può innovare e apportare modifiche.</text:span></text:p>
      <text:p text:style-name="P65"><text:span text:style-name="T35">Events</text:span></text:p>
      <text:p text:style-name="P1" loext:marker-style-name="T6"><text:span text:style-name="T27">La programmazione basata su eventi</text:span><text:span text:style-name="T22"> viene utilizzata in molti </text:span><text:span text:style-name="T5">linguaggi e framework, come JavaScript e Java Swing.</text:span></text:p>
      <text:p text:style-name="P1" loext:marker-style-name="T6"><text:span text:style-name="T5">L'idea </text:span><text:span text:style-name="T34">è di scrivere </text:span><text:span text:style-name="T33">controller</text:span><text:span text:style-name="T34"> che rispondano agli eventi dell'interfaccia </text:span><text:span text:style-name="T5">.</text:span></text:p>
      <text:p text:style-name="P27" loext:marker-style-name="T6"><text:span text:style-name="T22">Gli eventi vengono generati dalle azioni del controller </text:span><text:span text:style-name="T5">JavaScript che in genere vengono attivate da un utente che interagisce con l'interfaccia utente.</text:span></text:p>
      <text:p text:style-name="P27" loext:marker-style-name="T6"><text:span text:style-name="T5"/></text:p>
      <text:p text:style-name="P27" loext:marker-style-name="T6"><text:span text:style-name="T5"/></text:p>
      <text:p text:style-name="P27" loext:marker-style-name="T6"><text:span text:style-name="T5"/></text:p>
      <text:p text:style-name="P25" loext:marker-style-name="T6"><text:soft-page-break/><text:span text:style-name="T22">Esistono due tipi di eventi nel framework:</text:span></text:p>
      <text:p text:style-name="P25" loext:marker-style-name="T6"><text:span text:style-name="T22"/></text:p>
      <text:list text:style-name="L3">
        <text:list-item>
          <text:p text:style-name="P4" loext:marker-style-name="T7"><text:span text:style-name="T20">Component events </text:span></text:p>
          <text:p text:style-name="P4" loext:marker-style-name="T7"><text:span text:style-name="T30">S</text:span><text:span text:style-name="T27">ono gestiti dal componente stesso o da un componente che crea un'istanza o contiene il componente.</text:span></text:p>
        </text:list-item>
      </text:list>
      <text:list text:style-name="L2">
        <text:list-item>
          <text:p text:style-name="P3" loext:marker-style-name="T7"><text:span text:style-name="T20">Application events</text:span></text:p>
          <text:p text:style-name="P3" loext:marker-style-name="T7"><text:span text:style-name="T30">S</text:span><text:span text:style-name="T27">ono gestiti da tutti i componenti che ascoltano l'evento</text:span><text:span text:style-name="T22">.</text:span></text:p>
        </text:list-item>
      </text:list>
      <text:p text:style-name="P65"><text:span text:style-name="T35">Developer Console</text:span></text:p>
      <text:p text:style-name="P1" loext:marker-style-name="T6"><text:span text:style-name="T22">La Developer Console </text:span><text:span text:style-name="T5">è uno strumento pratico e integrato che è possibile utilizzare per creare nuovi e modificare i componenti Aura esistenti e altri pacchetti.</text:span></text:p>
      <text:p text:style-name="P25" loext:marker-style-name="T8"><text:span text:style-name="T22">Quando si crea un</text:span><text:span text:style-name="T5">’ applicazione Lightning, si</text:span></text:p>
      <text:p text:style-name="P1" loext:marker-style-name="T8"><text:span text:style-name="T34">visualizza nella console a destra una tabella che permette la creazione di ulteriori risorse ad essa collegate</text:span><text:span text:style-name="T5">:</text:span></text:p>
      <text:p text:style-name="P25" loext:marker-style-name="T8"><text:span text:style-name="T22">• Application/</text:span><text:span text:style-name="T25">Component</text:span></text:p>
      <text:p text:style-name="P25" loext:marker-style-name="T8"><text:span text:style-name="T5">• Controller</text:span><text:span text:style-name="T5"/></text:p>
      <text:p text:style-name="P25" loext:marker-style-name="T8"><text:span text:style-name="T5">• Helper</text:span><text:span text:style-name="T5"/></text:p>
      <text:p text:style-name="P25" loext:marker-style-name="T8"><text:span text:style-name="T5">• Style</text:span><text:span text:style-name="T5"/></text:p>
      <text:p text:style-name="P25" loext:marker-style-name="T8"><text:span text:style-name="T5">• Documentation</text:span><text:span text:style-name="T5"/></text:p>
      <text:p text:style-name="P25" loext:marker-style-name="T8"><text:span text:style-name="T5">• Renderer</text:span><text:span text:style-name="T5"/></text:p>
      <text:p text:style-name="P25" loext:marker-style-name="T8"><text:span text:style-name="T5">• Design</text:span><text:span text:style-name="T5"/></text:p>
      <text:p text:style-name="P47"><text:span text:style-name="T5">• SVG</text:span></text:p>
      <text:p text:style-name="P70"><text:soft-page-break/>Component</text:p>
      <text:p text:style-name="P27" loext:marker-style-name="T9"><text:span text:style-name="T22">Le risorse del </text:span><text:span text:style-name="T5">componente contengono markup.</text:span></text:p>
      <text:p text:style-name="P2" loext:marker-style-name="T9"><text:span text:style-name="T34">Il markup può contenere testo o riferimenti ad altri componenti</text:span><text:span text:style-name="T5"> e dichiara anche i metadati relativi al componente.</text:span></text:p>
      <text:p text:style-name="P25" loext:marker-style-name="T6"><text:span text:style-name="T5">Il nome di un componente deve rispettare le seguenti proprietà:</text:span></text:p>
      <text:p text:style-name="P25" loext:marker-style-name="T6"><text:span text:style-name="T5">• Deve iniziare con una lettera.</text:span><text:span text:style-name="T5"/></text:p>
      <text:p text:style-name="P25" loext:marker-style-name="T6"><text:span text:style-name="T5">• Deve contenere solo caratteri alfanumerici o di</text:span><text:span text:style-name="T5"/></text:p>
      <text:p text:style-name="P25" loext:marker-style-name="T6"><text:span text:style-name="T5">sottolineatura.</text:span><text:span text:style-name="T5"/></text:p>
      <text:p text:style-name="P25" loext:marker-style-name="T6"><text:span text:style-name="T5">• Deve essere univoco nello spazio dei nomi.</text:span><text:span text:style-name="T5"/></text:p>
      <text:p text:style-name="P25" loext:marker-style-name="T6"><text:span text:style-name="T5">• Non è possibile includere spazi bianchi.</text:span><text:span text:style-name="T5"/></text:p>
      <text:p text:style-name="P25" loext:marker-style-name="T6"><text:span text:style-name="T5">• Non può finire con un trattino basso.</text:span><text:span text:style-name="T5"/></text:p>
      <text:p text:style-name="P47"><text:span text:style-name="T5">• Non può contenere due trattini bassi consecutivi.</text:span></text:p>
      <text:p text:style-name="P16"><text:span text:style-name="T5"/></text:p>
      <text:p text:style-name="P47"><text:span text:style-name="T5">Un componente ha due tipi di ID:</text:span></text:p>
      <text:list text:style-name="L4">
        <text:list-item>
          <text:p text:style-name="P28" loext:marker-style-name="T6"><text:span text:style-name="T5">ID locale.</text:span></text:p>
          <text:p text:style-name="P5" loext:marker-style-name="T6"><text:span text:style-name="T34">Un ID locale è un ID che vale solo per il componente,</text:span><text:span text:style-name="T5"> spesso è univoco ma non necessariamente.</text:span></text:p>
          <text:p text:style-name="P5" loext:marker-style-name="T6"><text:span text:style-name="T5"/></text:p>
          <text:p text:style-name="P63" loext:marker-style-name="T40"><text:span text:style-name="T39">&lt;lightning:button aura:id="button1" label="button1"/&gt;</text:span></text:p>
          <text:p text:style-name="P62" loext:marker-style-name="T40"><text:span text:style-name="T39"/></text:p>
        </text:list-item>
        <text:list-item>
          <text:p text:style-name="P48"><text:soft-page-break/><text:span text:style-name="T5">ID globale.</text:span></text:p>
          <text:p text:style-name="P29" loext:marker-style-name="T7"><text:span text:style-name="T5">Ogni componente ha un unico </text:span><text:span text:style-name="T16">globalId</text:span><text:span text:style-name="T22">, che è l'ID univoco di runtime generato dall'istanza del componente.</text:span></text:p>
          <text:p text:style-name="P5" loext:marker-style-name="T7"><text:span text:style-name="T22">Un ID globale </text:span><text:span text:style-name="T27">può essere utile per distinguere tra più istanze di un componente</text:span><text:span text:style-name="T22"> o per scopi di debug.</text:span></text:p>
          <text:p text:style-name="P21"><text:span text:style-name="T22">Si consideri il seguente esempio per creare un id globale:</text:span></text:p>
          <text:p text:style-name="P21"><text:span text:style-name="T22"/></text:p>
          <text:p text:style-name="P48"><text:span text:style-name="T43">&lt;div id="</text:span><text:span text:style-name="T39">{!globalId + '_footer'}"&gt;&lt;/div&gt;</text:span></text:p>
        </text:list-item>
      </text:list>
      <text:p text:style-name="P20"><text:span text:style-name="T22"/></text:p>
      <text:p text:style-name="P64" loext:marker-style-name="T2">Create Aura Components</text:p>
      <text:p text:style-name="P1" loext:marker-style-name="T7"><text:span text:style-name="T34">Il pannello </text:span><text:span text:style-name="T28">New Lightning Bundle</text:span><text:span text:style-name="T20"> </text:span><text:span text:style-name="T27">nella Developer Console offre una scelta di configurazioni dei componenti</text:span><text:span text:style-name="T22">, quando si crea un componente Aura, o un pacchetto di</text:span></text:p>
      <text:p text:style-name="P1" loext:marker-style-name="T6"><text:span text:style-name="T22">applicazioni.</text:span></text:p>
      <text:p text:style-name="P25" loext:marker-style-name="T6"><text:span text:style-name="T22">Le configurazioni aggiungono le interfacce necessarie per </text:span><text:span text:style-name="T5">supportare l'utilizzo del componente nel contesto desiderato</text:span><text:span text:style-name="T22">.</text:span></text:p>
      <text:list text:style-name="L6">
        <text:list-item>
          <text:p text:style-name="P30" loext:marker-style-name="T6"><text:span text:style-name="T16">Lightning Tab</text:span></text:p>
          <text:p text:style-name="P30" loext:marker-style-name="T10"><text:span text:style-name="T22">Crea un componente da </text:span><text:span text:style-name="T5">utilizzare come elemento di navigazione in Lightning Experience o nelle app mobili Salesforce.</text:span></text:p>
        </text:list-item>
      </text:list>
      <text:p text:style-name="P1" loext:marker-style-name="T6"><text:span text:style-name="T22"/></text:p>
      <text:list text:style-name="L7">
        <text:list-item>
          <text:p text:style-name="P31" loext:marker-style-name="T6"><text:soft-page-break/><text:span text:style-name="T16">Lightning Page</text:span></text:p>
          <text:p text:style-name="P31" loext:marker-style-name="T10"><text:span text:style-name="T22">Crea un componente da </text:span><text:span text:style-name="T5">utilizzare nelle pagine Lightning o Lightning App Builder.</text:span></text:p>
        </text:list-item>
        <text:list-item>
          <text:p text:style-name="P31" loext:marker-style-name="T14"><text:span text:style-name="T16">Lightning Record Page</text:span></text:p>
          <text:p text:style-name="P31" loext:marker-style-name="T10"><text:span text:style-name="T22">Crea un componente da </text:span><text:span text:style-name="T5">utilizzare in una home page del record in Lightning Experience.</text:span></text:p>
        </text:list-item>
        <text:list-item>
          <text:p text:style-name="P31" loext:marker-style-name="T14"><text:span text:style-name="T16">Lightning Communities Page</text:span></text:p>
          <text:p text:style-name="P31" loext:marker-style-name="T10"><text:span text:style-name="T22">Crea un componente </text:span><text:span text:style-name="T5">disponibile per il</text:span></text:p>
          <text:p text:style-name="P31" loext:marker-style-name="T10"><text:span text:style-name="T5">trascinamento della selezione nel Community Builder.</text:span></text:p>
        </text:list-item>
        <text:list-item>
          <text:p text:style-name="P31" loext:marker-style-name="T14"><text:span text:style-name="T16">Lightning QuickAction</text:span></text:p>
          <text:p text:style-name="P31" loext:marker-style-name="T10"><text:span text:style-name="T22">Crea un componente che </text:span><text:span text:style-name="T5">può essere utilizzato con un'azione rapida Lightning.</text:span></text:p>
        </text:list-item>
      </text:list>
      <text:p text:style-name="P1" loext:marker-style-name="T6"><text:span text:style-name="T39"/></text:p>
      <text:p text:style-name="P1" loext:marker-style-name="T6"><text:span text:style-name="T5"/></text:p>
      <text:p text:style-name="P1" loext:marker-style-name="T6"><text:span text:style-name="T5"/></text:p>
      <text:p text:style-name="P1" loext:marker-style-name="T6"><text:span text:style-name="T5"/></text:p>
      <text:p text:style-name="P1" loext:marker-style-name="T6"><text:span text:style-name="T5"/></text:p>
      <text:p text:style-name="P16"><text:span text:style-name="T22"/></text:p>
      <text:p text:style-name="P16"><text:span text:style-name="T22"/></text:p>
      <text:p text:style-name="P65"><text:span text:style-name="T35">HTML components</text:span></text:p>
      <text:p text:style-name="P1" loext:marker-style-name="T6"><text:span text:style-name="T27">Un tag HTML viene trattato come un componente</text:span><text:span text:style-name="T22"> di prima </text:span><text:span text:style-name="T5">classe dal framework.</text:span></text:p>
      <text:p text:style-name="P1" loext:marker-style-name="T7"><text:span text:style-name="T5">Ogni tag </text:span><text:span text:style-name="T34">HTML è tradotto in un</text:span><text:span text:style-name="T20">&lt;Aura: html&gt; </text:span><text:span text:style-name="T27">component, </text:span><text:span text:style-name="T22">consentendogli di godere degli </text:span><text:soft-page-break/><text:span text:style-name="T22">stessi diritti e privilegi di qualsiasi altro componente.</text:span></text:p>
      <text:p text:style-name="P16"><text:span text:style-name="T43">&lt;aura:html tag="div" /&gt;</text:span></text:p>
      <text:p text:style-name="P71">Controller</text:p>
      <text:p text:style-name="P25" loext:marker-style-name="T9"><text:span text:style-name="T25">C</text:span><text:span text:style-name="T22">ontroller </text:span><text:span text:style-name="T5">lato </text:span><text:span text:style-name="T31">C</text:span><text:span text:style-name="T5">lient-</text:span><text:span text:style-name="T31">Side</text:span><text:span text:style-name="T5"> con metodi che rispondano a eventi </text:span><text:span text:style-name="T31">come</text:span><text:span text:style-name="T5"> interazioni</text:span></text:p>
      <text:p text:style-name="P27" loext:marker-style-name="T9"><text:span text:style-name="T5">dell'utente o eventi del ciclo di vita </text:span></text:p>
      <text:p text:style-name="P27" loext:marker-style-name="T9"><text:span text:style-name="T31">C</text:span><text:span text:style-name="T5">ontroller lato </text:span><text:span text:style-name="T31">S</text:span><text:span text:style-name="T5">erver-</text:span><text:span text:style-name="T31">Side</text:span><text:span text:style-name="T5"> con azioni eseguite sul server ed eseguendo l'elaborazione come le interazioni col database.</text:span></text:p>
      <text:p text:style-name="P71">Helper</text:p>
      <text:p text:style-name="P1" loext:marker-style-name="T9"><text:span text:style-name="T27">Classe progettata </text:span><text:span text:style-name="T34">per avere codice condiviso </text:span><text:span text:style-name="T5">in esso.</text:span></text:p>
      <text:p text:style-name="P1" loext:marker-style-name="T9"><text:span text:style-name="T5">Quindi, potresti avere </text:span><text:span text:style-name="T34">il codice condiviso dal tuo renderer e dal tuo controller o da più funzioni del controller.</text:span></text:p>
      <text:p text:style-name="P71">Style</text:p>
      <text:p text:style-name="P1" loext:marker-style-name="T9"><text:span text:style-name="T27">Classi che </text:span><text:span text:style-name="T34">descrivono</text:span><text:span text:style-name="T5"> come devono essere visualizzati gli elementi HTML: Cascading StyleSheets (</text:span><text:span text:style-name="T34">CSS</text:span><text:span text:style-name="T5">)</text:span></text:p>
      <text:p text:style-name="P65">STYLE Resource</text:p>
      <text:p text:style-name="P1" loext:marker-style-name="T6"><text:span text:style-name="T5">La risorsa Style viene utilizzata per definire proprietà CSS personalizzate.</text:span></text:p>
      <text:p text:style-name="P25" loext:marker-style-name="T7"><text:span text:style-name="T5">La parola chiave "</text:span><text:span text:style-name="T16">THIS</text:span><text:span text:style-name="T22">" raggruppa tutte le classi utilizzate nel proprio componente.</text:span></text:p>
      <text:p text:style-name="P1" loext:marker-style-name="T7"><text:soft-page-break/><text:span text:style-name="T22">Per definire nuove classi, o per sovrascrivere le proprietà per una esistente, è necessario specificare il nome:</text:span></text:p>
      <text:p text:style-name="P65"><text:span text:style-name="T35">CSS components</text:span></text:p>
      <text:p text:style-name="P1" loext:marker-style-name="T6"><text:span text:style-name="T27">È possibile aggiungere stile ai propri componenti</text:span><text:span text:style-name="T22"> </text:span><text:span text:style-name="T5">utilizzando/aggiungendo il CSS a un gruppo di componenti facendo clic sul pulsante </text:span><text:span text:style-name="T16">STYLE </text:span><text:span text:style-name="T22">nella barra laterale della</text:span></text:p>
      <text:p text:style-name="P16"><text:span text:style-name="T22">Console per gli sviluppatori.</text:span></text:p>
      <text:p text:style-name="P16"><text:span text:style-name="T22"/></text:p>
      <text:p text:style-name="P67"><text:span text:style-name="T35">Errori nella Developer Console</text:span></text:p>
      <text:p text:style-name="P27" loext:marker-style-name="T6"><text:span text:style-name="T22">Gli errori di convalida vengono trattati come errori e </text:span><text:span text:style-name="T5">impediscono il salvataggio delle modifiche.</text:span></text:p>
      <text:p text:style-name="P2" loext:marker-style-name="T6"><text:span text:style-name="T5">I messaggi di errore spiegano gli errori.</text:span></text:p>
      <text:p text:style-name="P2" loext:marker-style-name="T6"><text:span text:style-name="T22">A seconda dello strumento in uso, questi errori vengono </text:span><text:span text:style-name="T5">presentati in diversi modi.</text:span></text:p>
      <text:p text:style-name="P2" loext:marker-style-name="T6"><text:span text:style-name="T5">Ad esempio, la Console per gli sviluppatori mostra un avviso per il primo errore riscontrato (1) ed elenca tutti gli errori di convalida rilevati nella scheda </text:span><text:span text:style-name="T16">Problemi </text:span><text:span text:style-name="T22">(2).</text:span></text:p>
      <text:p text:style-name="P67"><text:span text:style-name="T35">Lightning Application</text:span></text:p>
      <text:p text:style-name="P25" loext:marker-style-name="T6"><text:span text:style-name="T22">Le applicazioni lightning personalizzate sono generalmente </text:span><text:span text:style-name="T5">strutturate come un'applicazione principale contenente una</text:span></text:p>
      <text:p text:style-name="P47"><text:span text:style-name="T5">gerarchia di componenti lightning.</text:span></text:p>
      <text:p text:style-name="P19"><text:soft-page-break/><text:span text:style-name="T3">&lt;aura:application&gt;</text:span></text:p>
      <text:p text:style-name="P55" loext:marker-style-name="T7"><text:span text:style-name="T5">Un'app è uno speciale componente di livello superiore il cui markup si trova in una risorsa.app.</text:span></text:p>
      <text:p text:style-name="P55" loext:marker-style-name="T7"><text:span text:style-name="T5">Il markup è simile all'HTML e </text:span><text:span text:style-name="T34">può contenere componenti e un insieme di tag HTML supportati.</text:span></text:p>
      <text:p text:style-name="P55" loext:marker-style-name="T7"><text:span text:style-name="T5">&lt;aura: application&gt; di livello superiore, </text:span><text:span text:style-name="T34">contiene attributi di sistema opzionali.</text:span></text:p>
      <text:p text:style-name="P58" loext:marker-style-name="T13"><text:span text:style-name="T5">Questi attributi di sistema comunicano al framework come configurare l'app.</text:span></text:p>
      <text:list text:style-name="L8">
        <text:list-item>
          <text:p text:style-name="P49"><text:span text:style-name="T22">Access</text:span></text:p>
          <text:p text:style-name="P32" loext:marker-style-name="T11"><text:span text:style-name="T22">Indica se l'app pu</text:span><text:span text:style-name="T5">ò essere estesa da un'altra app al di fuori di uno spazio dei nomi.</text:span></text:p>
          <text:p text:style-name="P33" loext:marker-style-name="T11"><text:span text:style-name="T5">I valori possibili sono pu</text:span><text:span text:style-name="T31">blic</text:span><text:span text:style-name="T5"> (predefinito) e globa</text:span><text:span text:style-name="T31">l</text:span><text:span text:style-name="T5">.</text:span></text:p>
        </text:list-item>
        <text:list-item>
          <text:p text:style-name="P49"><text:span text:style-name="T22">Controller</text:span></text:p>
          <text:p text:style-name="P32" loext:marker-style-name="T11"><text:span text:style-name="T22">La classe del controller lato server per </text:span><text:span text:style-name="T5">l'app.</text:span></text:p>
          <text:p text:style-name="P6" loext:marker-style-name="T11"><text:span text:style-name="T5">Il formato è namespace.myController.</text:span></text:p>
        </text:list-item>
        <text:list-item>
          <text:p text:style-name="P49"><text:span text:style-name="T22">Description</text:span></text:p>
          <text:p text:style-name="P22"><text:span text:style-name="T22">Una breve descrizione dell'app.</text:span></text:p>
        </text:list-item>
      </text:list>
      <text:list text:style-name="L9">
        <text:list-item>
          <text:p text:style-name="P50"><text:span text:style-name="T22">Extends</text:span></text:p>
          <text:p text:style-name="P7" loext:marker-style-name="T11"><text:span text:style-name="T27">L'app da estendere</text:span><text:span text:style-name="T22">, se </text:span><text:span text:style-name="T5">applicabile. </text:span></text:p>
          <text:p text:style-name="P7" loext:marker-style-name="T11"><text:soft-page-break/><text:span text:style-name="T5">Ad esempio: extends="namespace:yourApp".</text:span></text:p>
        </text:list-item>
      </text:list>
      <text:list text:style-name="L10">
        <text:list-item>
          <text:p text:style-name="P51"><text:span text:style-name="T22">Extensible</text:span></text:p>
          <text:p text:style-name="P34" loext:marker-style-name="T11"><text:span text:style-name="T22">Indica se l'app </text:span><text:span text:style-name="T5">è estensibile da </text:span><text:span text:style-name="T31">u</text:span><text:span text:style-name="T5">n'altra app.</text:span></text:p>
          <text:p text:style-name="P35" loext:marker-style-name="T11"><text:span text:style-name="T5">Il valore predefinito è falso.</text:span></text:p>
        </text:list-item>
      </text:list>
      <text:list text:style-name="L11">
        <text:list-item>
          <text:p text:style-name="P52"><text:span text:style-name="T22">Implements</text:span></text:p>
          <text:p text:style-name="P8" loext:marker-style-name="T11"><text:span text:style-name="T27">Un elenco di interfacce</text:span><text:span text:style-name="T22"> separate </text:span><text:span text:style-name="T5">da virgole implementate dall'app.</text:span></text:p>
          <text:p text:style-name="P23"><text:span text:style-name="T5">Include un attributo body definito nel tag:Il corpo dell'app.</text:span></text:p>
          <text:p text:style-name="P9" loext:marker-style-name="T9"><text:span text:style-name="T5">Nel markup, questo è tutto nel corpo del tag.</text:span></text:p>
          <text:p text:style-name="P23"><text:span text:style-name="T22"/></text:p>
        </text:list-item>
      </text:list>
      <text:p text:style-name="P66" loext:marker-style-name="T41"><text:span text:style-name="T35">&lt;aura:component&gt;</text:span></text:p>
      <text:p text:style-name="P25" loext:marker-style-name="T6"><text:span text:style-name="T22">Qualsiasi markup non incluso in uno dei tag ammessi in un </text:span><text:span text:style-name="T5">componente viene considerato parte del corpo e impostato</text:span></text:p>
      <text:p text:style-name="P25" loext:marker-style-name="T41"><text:span text:style-name="T5">nell'attributo body.</text:span></text:p>
      <text:p text:style-name="P1" loext:marker-style-name="T13"><text:span text:style-name="T22">L'attributo body ha type</text:span><text:span text:style-name="T24"> Aura.Component [].</text:span></text:p>
      <text:p text:style-name="P1" loext:marker-style-name="T7"><text:span text:style-name="T22">Può essere un array di un tipo di componente o un array vuoto, ma comunque è sempre un array.</text:span></text:p>
      <text:p text:style-name="P25" loext:marker-style-name="T6"><text:span text:style-name="T22">In un componente, utilizzando "v" </text:span><text:span text:style-name="T5">è possible accedere alla raccolta di attributi.</text:span></text:p>
      <text:p text:style-name="P25" loext:marker-style-name="T41"><text:soft-page-break/><text:span text:style-name="T5">Ad esempio, {! v.body} restituisce il corpo del componente.</text:span></text:p>
      <text:p text:style-name="P64" loext:marker-style-name="T41">Component Attributes</text:p>
      <text:p text:style-name="P1" loext:marker-style-name="T6"><text:span text:style-name="T34">Gli attributi dei componenti sono come variabili </text:span><text:span text:style-name="T5">membro su una classe </text:span><text:span text:style-name="T34">in Apex.</text:span></text:p>
      <text:p text:style-name="P1" loext:marker-style-name="T6"><text:span text:style-name="T34">Sono</text:span><text:span text:style-name="T5"> campi </text:span><text:span text:style-name="T34">tipizzati</text:span><text:span text:style-name="T5"> impostati su un'istanza specifica di un componente e </text:span><text:span text:style-name="T34">possono</text:span><text:span text:style-name="T5"> </text:span><text:span text:style-name="T34">essere consultati all'interno del</text:span><text:span text:style-name="T5"> markup del </text:span><text:span text:style-name="T34">componente</text:span><text:span text:style-name="T5"> utilizzando una specifica sintassi.</text:span></text:p>
      <text:p text:style-name="P1" loext:marker-style-name="T41"><text:span text:style-name="T5">Gli attributi consentono di rendere i componenti più dinamici.</text:span></text:p>
      <text:p text:style-name="P1" loext:marker-style-name="T7"><text:span text:style-name="T34">Utilizzando il tag </text:span><text:span text:style-name="T20">&lt;aura: attribute&gt; </text:span><text:span text:style-name="T27">è possibile aggiungere un attributo al componente</text:span><text:span text:style-name="T22"> o all'app. </text:span></text:p>
      <text:p text:style-name="P24" loext:marker-style-name="T7"><text:span text:style-name="T22">Hanno i seguenti attributi :</text:span></text:p>
      <text:list text:style-name="L12">
        <text:list-item>
          <text:p text:style-name="P36" loext:marker-style-name="T41"><text:span text:style-name="T22">Access</text:span></text:p>
          <text:p text:style-name="P36" loext:marker-style-name="T11"><text:span text:style-name="T22">Indica se l'attributo pu</text:span><text:span text:style-name="T5">ò essere utilizzato al di fuori del proprio spazio dei nomi.</text:span></text:p>
          <text:p text:style-name="P37" loext:marker-style-name="T11"><text:span text:style-name="T5">I valori possibili sono </text:span><text:span text:style-name="T31">public</text:span><text:span text:style-name="T5"> (predefinito), </text:span><text:span text:style-name="T31">global o</text:span><text:span text:style-name="T5"> privat.</text:span></text:p>
        </text:list-item>
      </text:list>
      <text:list text:style-name="L13">
        <text:list-item>
          <text:p text:style-name="P59" loext:marker-style-name="T41"><text:span text:style-name="T5">Name</text:span></text:p>
          <text:p text:style-name="P60" loext:marker-style-name="T12"><text:span text:style-name="T31">E </text:span><text:span text:style-name="T5">Required </text:span><text:span text:style-name="T31">e Indica </text:span><text:span text:style-name="T5">Il nome dell'attributo. </text:span></text:p>
          <text:p text:style-name="P10" loext:marker-style-name="T12"><text:span text:style-name="T22">Ad esempio, se si imposta &lt;aura: attribute name = "isTrue" type = "Boolean" /&gt; su un componente </text:span><text:soft-page-break/><text:span text:style-name="T22">denominato aura: newCmp, è possibile impostare questo attributo quando si crea un'istanza del componente; per esempio,&lt;aura:newCmp isTrue="false" /&gt;.</text:span></text:p>
        </text:list-item>
      </text:list>
      <text:list text:style-name="L20">
        <text:list-item>
          <text:p text:style-name="P45" loext:marker-style-name="T41"><text:span text:style-name="T22">type</text:span></text:p>
          <text:p text:style-name="P13" loext:marker-style-name="T12"><text:span text:style-name="T30">E </text:span><text:span text:style-name="T20">Required </text:span><text:span text:style-name="T21">e indica</text:span><text:span text:style-name="T20"> </text:span><text:span text:style-name="T27">Il tipo dell'attributo.</text:span><text:span text:style-name="T22">Per un </text:span><text:span text:style-name="T27">elenco di tipi</text:span><text:span text:style-name="T22"> base </text:span><text:span text:style-name="T27">supportati</text:span><text:span text:style-name="T22">.</text:span></text:p>
          <text:p text:style-name="P13" loext:marker-style-name="T12"><text:span text:style-name="T22"/></text:p>
        </text:list-item>
        <text:list-item>
          <text:p text:style-name="P45" loext:marker-style-name="T41"><text:span text:style-name="T22">Basic Types</text:span></text:p>
          <text:p text:style-name="P45" loext:marker-style-name="T11"><text:span text:style-name="T22">Boolean, Date, DateTime, Decimal, Double,</text:span></text:p>
          <text:p text:style-name="P45" loext:marker-style-name="T41"><text:span text:style-name="T5">Integer, Long, String</text:span></text:p>
        </text:list-item>
      </text:list>
      <text:list text:style-name="L19">
        <text:list-item>
          <text:p text:style-name="P44" loext:marker-style-name="T41"><text:span text:style-name="T22">Function Type</text:span></text:p>
          <text:p text:style-name="P12" loext:marker-style-name="T11"><text:span text:style-name="T22">Un attributo </text:span><text:span text:style-name="T27">pu</text:span><text:span text:style-name="T34">ò avere un tipo corrispondente</text:span></text:p>
          <text:p text:style-name="P44" loext:marker-style-name="T41"><text:span text:style-name="T5">a una funzione JavaScript.</text:span></text:p>
        </text:list-item>
      </text:list>
      <text:list text:style-name="L18">
        <text:list-item>
          <text:p text:style-name="P43" loext:marker-style-name="T41"><text:span text:style-name="T22">Object Types</text:span></text:p>
          <text:p text:style-name="P11" loext:marker-style-name="T11"><text:span text:style-name="T27">pu</text:span><text:span text:style-name="T34">ò avere un tipo corrispondente</text:span></text:p>
          <text:p text:style-name="P11" loext:marker-style-name="T41"><text:span text:style-name="T27">a un</text:span><text:span text:style-name="T30">a</text:span><text:span text:style-name="T27"> Superclass Salesforce Standard </text:span></text:p>
        </text:list-item>
      </text:list>
      <text:list text:style-name="L17">
        <text:list-item>
          <text:p text:style-name="P42" loext:marker-style-name="T41"><text:span text:style-name="T5">Types</text:span></text:p>
          <text:p text:style-name="P41" loext:marker-style-name="T11"><text:span text:style-name="T22">Un attributo pu</text:span><text:span text:style-name="T5">ò avere un tipo corrispondente a un oggetto standard o personalizzato in Salesforce.</text:span></text:p>
        </text:list-item>
      </text:list>
      <text:list text:style-name="L16">
        <text:list-item>
          <text:p text:style-name="P40" loext:marker-style-name="T41"><text:span text:style-name="T22">Collection Types </text:span></text:p>
          <text:p text:style-name="P40" loext:marker-style-name="T41"><text:soft-page-break/><text:span text:style-name="T22">type[] (Array), List, Map, Set</text:span><text:span text:style-name="T22"/></text:p>
        </text:list-item>
      </text:list>
      <text:list text:style-name="L15">
        <text:list-item>
          <text:p text:style-name="P39" loext:marker-style-name="T41"><text:span text:style-name="T22">Custom Apex Class Types </text:span></text:p>
          <text:p text:style-name="P15" loext:marker-style-name="T41"><text:span text:style-name="T27">Custom Class </text:span><text:span text:style-name="T30">definite</text:span><text:span text:style-name="T27"> in Salesforce</text:span></text:p>
        </text:list-item>
      </text:list>
      <text:list text:style-name="L14">
        <text:list-item>
          <text:p text:style-name="P38" loext:marker-style-name="T41"><text:span text:style-name="T22">Default</text:span></text:p>
        </text:list-item>
        <text:list-item>
          <text:p text:style-name="P38" loext:marker-style-name="T11"><text:span text:style-name="T22">Il valore predefinito per l'attributo, che pu</text:span><text:span text:style-name="T5">ò</text:span></text:p>
          <text:p text:style-name="P38" loext:marker-style-name="T11"><text:span text:style-name="T5">essere sovrascritto secondo necessità.</text:span></text:p>
          <text:p text:style-name="P14" loext:marker-style-name="T11"><text:span text:style-name="T5">Quando si imposta un valore predefinito, le espressioni utilizzano il $Label $Locale, e $Browser i fornitori di valore globale sono supportati.</text:span></text:p>
          <text:p text:style-name="P14" loext:marker-style-name="T11"><text:span text:style-name="T5">In alternativa, per impostare un valore <text:s text:c="2"/>predefinito dinamico, utilizzare un evento init.</text:span></text:p>
        </text:list-item>
      </text:list>
      <text:list text:style-name="L21">
        <text:list-item>
          <text:p text:style-name="P46" loext:marker-style-name="T41"><text:span text:style-name="T22">Required</text:span></text:p>
          <text:p text:style-name="P46" loext:marker-style-name="T11"><text:span text:style-name="T22">Determina se l'attributo </text:span><text:span text:style-name="T5">è </text:span><text:span text:style-name="T31">obbligatorio</text:span><text:span text:style-name="T5">.</text:span></text:p>
          <text:p text:style-name="P46" loext:marker-style-name="T41"><text:span text:style-name="T5">L'impostazione predefinita è false.</text:span></text:p>
        </text:list-item>
        <text:list-item>
          <text:p text:style-name="P61" loext:marker-style-name="T41"><text:span text:style-name="T5">Description</text:span></text:p>
          <text:p text:style-name="P61" loext:marker-style-name="T41"><text:span text:style-name="T5">Un riepilogo dell'attributo e del suo utilizzo.</text:span></text:p>
          <text:p text:style-name="P56" loext:marker-style-name="T6"><text:span text:style-name="T5">Descrive un attributo utilizzabile nelle app, nelle interfacce, nei</text:span></text:p>
          <text:p text:style-name="P56" loext:marker-style-name="T41"><text:span text:style-name="T5">componenti o negli eventi.</text:span></text:p>
        </text:list-item>
      </text:list>
      <text:p text:style-name="P55" loext:marker-style-name="T41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1:41:10.506816996</meta:creation-date>
    <dc:date>2023-12-09T13:57:24.502869489</dc:date>
    <meta:editing-duration>PT2H16M14S</meta:editing-duration>
    <meta:editing-cycles>1</meta:editing-cycles>
    <meta:document-statistic meta:table-count="0" meta:image-count="0" meta:object-count="0" meta:page-count="15" meta:paragraph-count="192" meta:word-count="1741" meta:character-count="11397" meta:non-whitespace-character-count="9912"/>
    <meta:generator>LibreOffice/7.6.4.1$MacOSX_X86_64 LibreOffice_project/e19e193f88cd6c0525a17fb7a176ed8e6a3e2aa1</meta:generator>
  </office:meta>
</office:document-meta>
</file>